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xplanation</text:h>
      <text:list text:style-name="L1">
        <text:list-item>
          <text:p text:style-name="P2"><text:span text:style-name="Strong_20_Emphasis">MySQL Script</text:span>: </text:p>
          <text:list>
            <text:list-item>
              <text:p text:style-name="P2">Creates a database user_auth and a users table to store user credentials. </text:p>
            </text:list-item>
            <text:list-item>
              <text:p text:style-name="P2">Passwords are stored as BCrypt hashes for security. </text:p>
            </text:list-item>
            <text:list-item>
              <text:p text:style-name="P2">A sample user is provided for testing. </text:p>
            </text:list-item>
          </text:list>
        </text:list-item>
        <text:list-item>
          <text:p text:style-name="P2"><text:span text:style-name="Strong_20_Emphasis">Java Application</text:span>: </text:p>
          <text:list>
            <text:list-item>
              <text:p text:style-name="P2"><text:span text:style-name="Strong_20_Emphasis">DatabaseConnection</text:span>: Establishes a connection to the MySQL database. Update the USER and PASSWORD fields to match your MySQL setup. </text:p>
            </text:list-item>
            <text:list-item>
              <text:p text:style-name="P2"><text:span text:style-name="Strong_20_Emphasis">User</text:span>: A simple class to represent a logged-in user. </text:p>
            </text:list-item>
            <text:list-item>
              <text:p text:style-name="P2"><text:span text:style-name="Strong_20_Emphasis">AuthService</text:span>: Manages registration, login, and session state. The currentUser field maintains the session until logout or program termination. </text:p>
            </text:list-item>
            <text:list-item>
              <text:p text:style-name="P2"><text:span text:style-name="Strong_20_Emphasis">Main</text:span>: Provides a console interface with menus for login, registration, and basic actions after login. </text:p>
            </text:list-item>
          </text:list>
        </text:list-item>
        <text:list-item>
          <text:p text:style-name="P2"><text:span text:style-name="Strong_20_Emphasis">Session Management</text:span>: </text:p>
          <text:list>
            <text:list-item>
              <text:p text:style-name="P2">The session is maintained via the currentUser field in AuthService. </text:p>
            </text:list-item>
            <text:list-item>
              <text:p text:style-name="P2">Once logged in, the user remains authenticated until they log out or the program terminates. </text:p>
            </text:list-item>
          </text:list>
        </text:list-item>
        <text:list-item>
          <text:p text:style-name="P2"><text:span text:style-name="Strong_20_Emphasis">Security</text:span>: </text:p>
          <text:list>
            <text:list-item>
              <text:p text:style-name="P2">Passwords are hashed using BCrypt. </text:p>
            </text:list-item>
            <text:list-item>
              <text:p text:style-name="P1">SQL injection is prevented using PreparedStatement. </text:p>
            </text:list-item>
          </text:list>
        </text:list-item>
      </text:list>
      <text:h text:style-name="Heading_20_3" text:outline-level="3">Setup Instructions</text:h>
      <text:list text:style-name="L2">
        <text:list-item>
          <text:p text:style-name="P4"><text:span text:style-name="Strong_20_Emphasis">MySQL</text:span>: </text:p>
          <text:list>
            <text:list-item>
              <text:p text:style-name="P4">Install MySQL if not already installed. </text:p>
            </text:list-item>
            <text:list-item>
              <text:p text:style-name="P4">Run the provided SQL script to create the database and table. </text:p>
            </text:list-item>
            <text:list-item>
              <text:p text:style-name="P4">Update the database credentials in DatabaseConnection.java. </text:p>
            </text:list-item>
          </text:list>
        </text:list-item>
        <text:list-item>
          <text:p text:style-name="P4"><text:span text:style-name="Strong_20_Emphasis">Java Project</text:span>: </text:p>
          <text:list>
            <text:list-item>
              <text:p text:style-name="P4">Create a new Java project in your IDE (e.g., IntelliJ, Eclipse). </text:p>
            </text:list-item>
            <text:list-item>
              <text:p text:style-name="P4">Add the MySQL Connector/J and BCrypt dependencies (via Maven or manually). </text:p>
            </text:list-item>
            <text:list-item>
              <text:p text:style-name="P4">Copy the provided Java files into the src directory. </text:p>
            </text:list-item>
          </text:list>
        </text:list-item>
        <text:list-item>
          <text:p text:style-name="P4"><text:span text:style-name="Strong_20_Emphasis">Run the Application</text:span>: </text:p>
          <text:list>
            <text:list-item>
              <text:p text:style-name="P4">Compile and run Main.java. </text:p>
            </text:list-item>
            <text:list-item>
              <text:p text:style-name="P4">Use the console interface to register, log in, or exit. </text:p>
            </text:list-item>
            <text:list-item>
              <text:p text:style-name="P3">Test with the sample user (testuser/password123) or register a new user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7:40:59.865107248</meta:creation-date>
    <dc:date>2025-04-12T17:42:15.899852078</dc:date>
    <meta:editing-duration>PT1M1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9" meta:word-count="246" meta:character-count="1518" meta:non-whitespace-character-count="1301"/>
  </office:meta>
</office:document-meta>
</file>